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abb2bf" loext:opacity="100%" fo:background-color="#282c34"/>
    </style:style>
    <style:style style:name="P2" style:family="paragraph" style:parent-style-name="Standard">
      <style:paragraph-properties style:line-height-at-least="0.402cm"/>
      <style:text-properties fo:color="#abb2bf" loext:opacity="100%" style:font-name="Consolas" fo:font-size="8.39999961853027pt" fo:font-weight="normal" fo:background-color="#282c34"/>
    </style:style>
    <style:style style:name="P3" style:family="paragraph" style:parent-style-name="Standard">
      <style:text-properties fo:color="#abb2bf" loext:opacity="100%" style:font-name="Consolas" fo:font-size="8.39999961853027pt" fo:font-weight="normal" officeooo:rsid="000b3fb5" officeooo:paragraph-rsid="000b3fb5" fo:background-color="#282c34"/>
    </style:style>
    <style:style style:name="P4" style:family="paragraph" style:parent-style-name="Standard">
      <style:text-properties fo:color="#abb2bf" loext:opacity="100%" style:font-name="Consolas" fo:font-size="8.39999961853027pt" fo:font-weight="normal" officeooo:rsid="000bb481" officeooo:paragraph-rsid="000bb481" fo:background-color="#282c34"/>
    </style:style>
    <style:style style:name="P5" style:family="paragraph" style:parent-style-name="Standard">
      <style:text-properties fo:color="#abb2bf" loext:opacity="100%" style:font-name="Consolas" fo:font-size="8.39999961853027pt" fo:font-weight="normal" officeooo:paragraph-rsid="000c88b8" fo:background-color="#282c34"/>
    </style:style>
    <style:style style:name="P6" style:family="paragraph" style:parent-style-name="Standard">
      <style:paragraph-properties style:line-height-at-least="0.402cm"/>
    </style:style>
    <style:style style:name="P7" style:family="paragraph" style:parent-style-name="Standard">
      <style:text-properties officeooo:rsid="000b3fb5" officeooo:paragraph-rsid="000b3fb5"/>
    </style:style>
    <style:style style:name="P8" style:family="paragraph" style:parent-style-name="Standard">
      <style:paragraph-properties fo:margin-top="0cm" fo:margin-bottom="0.499cm" style:contextual-spacing="false" style:line-height-at-least="0.402cm"/>
      <style:text-properties fo:color="#abb2bf" loext:opacity="100%" style:font-name="Consolas" fo:font-size="8.39999961853027pt" fo:font-weight="normal" fo:background-color="#282c34"/>
    </style:style>
    <style:style style:name="P9" style:family="paragraph" style:parent-style-name="Text_20_body">
      <style:text-properties officeooo:rsid="000b3fb5" officeooo:paragraph-rsid="000b3fb5"/>
    </style:style>
    <style:style style:name="P10" style:family="paragraph" style:parent-style-name="Text_20_body">
      <style:text-properties officeooo:paragraph-rsid="000b3fb5"/>
    </style:style>
    <style:style style:name="P11" style:family="paragraph" style:parent-style-name="Text_20_body">
      <style:text-properties officeooo:rsid="000bb481" officeooo:paragraph-rsid="000bb481"/>
    </style:style>
    <style:style style:name="P12" style:family="paragraph" style:parent-style-name="Text_20_body">
      <style:text-properties officeooo:paragraph-rsid="000bb481"/>
    </style:style>
    <style:style style:name="P13" style:family="paragraph" style:parent-style-name="Text_20_body">
      <style:text-properties officeooo:rsid="000c88b8" officeooo:paragraph-rsid="000c88b8"/>
    </style:style>
    <style:style style:name="P14" style:family="paragraph" style:parent-style-name="Text_20_body">
      <style:text-properties officeooo:paragraph-rsid="000c88b8"/>
    </style:style>
    <style:style style:name="P15" style:family="paragraph" style:parent-style-name="Text_20_body">
      <style:text-properties officeooo:rsid="000b3fb5" officeooo:paragraph-rsid="000b3fb5"/>
    </style:style>
    <style:style style:name="P16" style:family="paragraph" style:parent-style-name="Text_20_body">
      <style:text-properties officeooo:rsid="000bb481" officeooo:paragraph-rsid="000bb481"/>
    </style:style>
    <style:style style:name="P17" style:family="paragraph" style:parent-style-name="Heading_20_1">
      <style:text-properties officeooo:rsid="000b3fb5" officeooo:paragraph-rsid="000b3fb5"/>
    </style:style>
    <style:style style:name="P18" style:family="paragraph" style:parent-style-name="Heading_20_3">
      <style:text-properties officeooo:rsid="000c88b8" officeooo:paragraph-rsid="000c88b8"/>
    </style:style>
    <style:style style:name="T1" style:family="text">
      <style:text-properties style:font-name="Consolas" fo:font-size="8.39999961853027pt" fo:font-weight="normal"/>
    </style:style>
    <style:style style:name="T2" style:family="text">
      <style:text-properties fo:color="#abb2bf" loext:opacity="100%" fo:background-color="#282c34" loext:char-shading-value="0"/>
    </style:style>
    <style:style style:name="T3" style:family="text">
      <style:text-properties fo:color="#abb2bf" loext:opacity="100%" style:font-name="Consolas" fo:font-size="8.39999961853027pt" fo:font-weight="normal" fo:background-color="#282c34" loext:char-shading-value="0"/>
    </style:style>
    <style:style style:name="T4" style:family="text">
      <style:text-properties fo:color="#e06c75" loext:opacity="100%"/>
    </style:style>
    <style:style style:name="T5" style:family="text">
      <style:text-properties fo:color="#e06c75" loext:opacity="100%" style:font-name="Consolas" fo:font-size="8.39999961853027pt" fo:font-weight="normal"/>
    </style:style>
    <style:style style:name="T6" style:family="text">
      <style:text-properties fo:color="#e06c75" loext:opacity="100%" style:font-name="Consolas" fo:font-size="8.39999961853027pt" fo:font-weight="normal" fo:background-color="#282c34" loext:char-shading-value="0"/>
    </style:style>
    <style:style style:name="T7" style:family="text">
      <style:text-properties fo:color="#d19a66" loext:opacity="100%"/>
    </style:style>
    <style:style style:name="T8" style:family="text">
      <style:text-properties fo:color="#d19a66" loext:opacity="100%" style:font-name="Consolas" fo:font-size="8.39999961853027pt" fo:font-style="italic" fo:font-weight="normal"/>
    </style:style>
    <style:style style:name="T9" style:family="text">
      <style:text-properties fo:color="#d19a66" loext:opacity="100%" style:font-name="Consolas" fo:font-size="8.39999961853027pt" fo:font-style="italic" fo:font-weight="normal" fo:background-color="#282c34" loext:char-shading-value="0"/>
    </style:style>
    <style:style style:name="T10" style:family="text">
      <style:text-properties fo:color="#d19a66" loext:opacity="100%" fo:font-style="italic"/>
    </style:style>
    <style:style style:name="T11" style:family="text">
      <style:text-properties fo:color="#98c379" loext:opacity="100%"/>
    </style:style>
    <style:style style:name="T12" style:family="text">
      <style:text-properties fo:color="#98c379" loext:opacity="100%" style:font-name="Consolas" fo:font-size="8.39999961853027pt" fo:font-weight="normal"/>
    </style:style>
    <style:style style:name="T13" style:family="text">
      <style:text-properties fo:color="#98c379" loext:opacity="100%" style:font-name="Consolas" fo:font-size="8.39999961853027pt" fo:font-weight="normal" fo:background-color="#282c34" loext:char-shading-value="0"/>
    </style:style>
    <style:style style:name="T14" style:family="text">
      <style:text-properties fo:color="#61afef" loext:opacity="100%"/>
    </style:style>
    <style:style style:name="T15" style:family="text">
      <style:text-properties fo:color="#61afef" loext:opacity="100%" fo:font-style="italic"/>
    </style:style>
    <style:style style:name="T16" style:family="text">
      <style:text-properties fo:color="#61afef" loext:opacity="100%" style:font-name="Consolas" fo:font-size="8.39999961853027pt" fo:font-weight="normal"/>
    </style:style>
    <style:style style:name="T17" style:family="text">
      <style:text-properties fo:color="#c678dd" loext:opacity="100%" fo:font-style="italic"/>
    </style:style>
    <style:style style:name="T18" style:family="text">
      <style:text-properties fo:color="#c678dd" loext:opacity="100%" style:font-name="Consolas" fo:font-size="8.39999961853027pt" fo:font-style="italic" fo:font-weight="normal"/>
    </style:style>
    <style:style style:name="T19" style:family="text">
      <style:text-properties fo:color="#56b6c2" loext:opacity="100%"/>
    </style:style>
    <style:style style:name="T20" style:family="text">
      <style:text-properties fo:color="#56b6c2" loext:opacity="100%" style:font-name="Consolas" fo:font-size="8.39999961853027pt" fo:font-weight="normal"/>
    </style:style>
    <style:style style:name="T21" style:family="text">
      <style:text-properties officeooo:rsid="000bb481"/>
    </style:style>
    <style:style style:name="T22" style:family="text">
      <style:text-properties fo:color="#523d1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1</text:h>
      <text:p text:style-name="P9">HTML :</text:p>
      <text:p text:style-name="P10"><text:span text:style-name="T2"> </text:span><text:span text:style-name="T3">&lt;</text:span><text:span text:style-name="T6">div</text:span><text:span text:style-name="T3"> </text:span><text:span text:style-name="T9">id</text:span><text:span text:style-name="T3">=</text:span><text:span text:style-name="T13">"affichageImage"</text:span><text:span text:style-name="T3">&gt;&lt;</text:span><text:span text:style-name="T6">img</text:span><text:span text:style-name="T3"> </text:span><text:span text:style-name="T9">id</text:span><text:span text:style-name="T3">=</text:span><text:span text:style-name="T13">"premier_bouton"</text:span><text:span text:style-name="T3"> </text:span><text:span text:style-name="T9">src</text:span><text:span text:style-name="T3">=</text:span><text:span text:style-name="T13">"Miku_.png"</text:span><text:span text:style-name="T3"> </text:span><text:span text:style-name="T9">alt</text:span><text:span text:style-name="T3">=</text:span><text:span text:style-name="T13">""</text:span><text:span text:style-name="T3">&gt;&lt;/</text:span><text:span text:style-name="T6">div</text:span><text:span text:style-name="T3">&gt;</text:span></text:p>
      <text:p text:style-name="P1">      <text:span text:style-name="T1">&lt;</text:span><text:span text:style-name="T5">button</text:span><text:span text:style-name="T1">&gt;Afficher Image &lt;/</text:span><text:span text:style-name="T5">button</text:span><text:span text:style-name="T1">&gt;</text:span></text:p>
      <text:p text:style-name="P1">      <text:span text:style-name="T1">&lt;</text:span><text:span text:style-name="T5">img</text:span><text:span text:style-name="T1"> </text:span><text:span text:style-name="T8">src</text:span><text:span text:style-name="T1">=</text:span><text:span text:style-name="T12">"Miku_.png"</text:span><text:span text:style-name="T1"> </text:span><text:span text:style-name="T8">id</text:span><text:span text:style-name="T1">=</text:span><text:span text:style-name="T12">"premier bouton"</text:span><text:span text:style-name="T1">/&gt;</text:span></text:p>
      <text:p text:style-name="P2"/>
      <text:p text:style-name="P9"/>
      <text:p text:style-name="P9">CSS :</text:p>
      <text:p text:style-name="P3"><text:span text:style-name="T15">#premier_bouton</text:span>{</text:p>
      <text:p text:style-name="P1">    <text:span text:style-name="T1">display: none;</text:span></text:p>
      <text:p text:style-name="P1">  <text:span text:style-name="T1">}</text:span></text:p>
      <text:p text:style-name="P9"/>
      <text:p text:style-name="P7">Javascript</text:p>
      <text:p text:style-name="P2"><text:span text:style-name="T17">var</text:span> button <text:span text:style-name="T19">=</text:span> document.<text:span text:style-name="T14">getElementsByTagName</text:span>(<text:span text:style-name="T11">'button'</text:span>)[<text:span text:style-name="T7">0</text:span>];</text:p>
      <text:p text:style-name="P2"><text:span text:style-name="T17">var</text:span> image <text:span text:style-name="T19">=</text:span> document.<text:span text:style-name="T14">getElementsByTagName</text:span>(<text:span text:style-name="T11">'premier_bouton'</text:span>)[<text:span text:style-name="T7">0</text:span>];</text:p>
      <text:p text:style-name="P6"/>
      <text:p text:style-name="P2">window.<text:span text:style-name="T14">afficher</text:span> <text:span text:style-name="T19">=</text:span> <text:span text:style-name="T17">function</text:span>(){</text:p>
      <text:p text:style-name="P2">image.<text:span text:style-name="T4">style</text:span>.<text:span text:style-name="T4">display</text:span> <text:span text:style-name="T19">=</text:span> (image.<text:span text:style-name="T4">style</text:span>.<text:span text:style-name="T4">display</text:span> <text:span text:style-name="T19">==</text:span> <text:span text:style-name="T11">"block"</text:span>) <text:span text:style-name="T19">?</text:span> <text:span text:style-name="T11">"none"</text:span> <text:span text:style-name="T19">:</text:span> <text:span text:style-name="T11">"block"</text:span>;</text:p>
      <text:p text:style-name="P2">}</text:p>
      <text:p text:style-name="P8"><text:line-break/></text:p>
      <text:p text:style-name="P2">button.<text:span text:style-name="T4">onclick</text:span> <text:span text:style-name="T19">=</text:span> afficher;</text:p>
      <text:p text:style-name="P9"/>
      <text:p text:style-name="P9"/>
      <text:p text:style-name="P11">2 :</text:p>
      <text:p text:style-name="P11">HTML/Javascript :</text:p>
      <text:p text:style-name="P12"><text:span text:style-name="T21"><text:s/></text:span><text:span text:style-name="T3">&lt;</text:span><text:span text:style-name="T6">script</text:span><text:span text:style-name="T3"> </text:span><text:span text:style-name="T9">language</text:span><text:span text:style-name="T3">=</text:span><text:span text:style-name="T13">"javascript"</text:span><text:span text:style-name="T3">&gt;</text:span></text:p>
      <text:p text:style-name="P1">  <text:span text:style-name="T18">function</text:span><text:span text:style-name="T1"> </text:span><text:span text:style-name="T16">afficher</text:span><text:span text:style-name="T1">() {</text:span></text:p>
      <text:p text:style-name="P1">  <text:span text:style-name="T1">document.</text:span><text:span text:style-name="T16">getElementById</text:span><text:span text:style-name="T1">(</text:span><text:span text:style-name="T12">'image'</text:span><text:span text:style-name="T1">).</text:span><text:span text:style-name="T5">src</text:span><text:span text:style-name="T20">=</text:span><text:span text:style-name="T12">"Miku_"</text:span><text:span text:style-name="T1">;</text:span></text:p>
      <text:p text:style-name="P1">  <text:span text:style-name="T1">}</text:span></text:p>
      <text:p text:style-name="P1">  <text:span text:style-name="T18">function</text:span><text:span text:style-name="T1"> </text:span><text:span text:style-name="T16">effacer</text:span><text:span text:style-name="T1">() {</text:span></text:p>
      <text:p text:style-name="P1">  <text:span text:style-name="T1">document.</text:span><text:span text:style-name="T16">getElementById</text:span><text:span text:style-name="T1">(</text:span><text:span text:style-name="T12">'image'</text:span><text:span text:style-name="T1">).</text:span><text:span text:style-name="T5">src</text:span><text:span text:style-name="T20">=</text:span><text:span text:style-name="T12">'png_vide'</text:span><text:span text:style-name="T1">;</text:span></text:p>
      <text:p text:style-name="P1">  <text:span text:style-name="T1">}</text:span></text:p>
      <text:p text:style-name="P1">  <text:span text:style-name="T1">&lt;/</text:span><text:span text:style-name="T5">script</text:span><text:span text:style-name="T1">&gt;</text:span></text:p>
      <text:p text:style-name="P11"/>
      <text:p text:style-name="P11">HTML : </text:p>
      <text:p text:style-name="P4">&lt;<text:span text:style-name="T4">table</text:span> <text:span text:style-name="T22">align</text:span>=<text:span text:style-name="T11">"center"</text:span> <text:span text:style-name="T10">cellpadding</text:span>=<text:span text:style-name="T11">"0"</text:span>&gt;</text:p>
      <text:p text:style-name="P1">  <text:span text:style-name="T1">&lt;</text:span><text:span text:style-name="T5">td</text:span><text:span text:style-name="T1"> </text:span><text:span text:style-name="T8">width</text:span><text:span text:style-name="T1">=</text:span><text:span text:style-name="T12">"100"</text:span><text:span text:style-name="T1">&gt;</text:span></text:p>
      <text:p text:style-name="P1">  <text:span text:style-name="T1">&lt;</text:span><text:span text:style-name="T5">div</text:span><text:span text:style-name="T1">&gt;Cliquer &lt;</text:span><text:span text:style-name="T5">a</text:span><text:span text:style-name="T1"> </text:span><text:span text:style-name="T8">href</text:span><text:span text:style-name="T1">=</text:span><text:span text:style-name="T12">"javascript:afficher()"</text:span><text:span text:style-name="T1">&gt;ICI&lt;/</text:span><text:span text:style-name="T5">a</text:span><text:span text:style-name="T1">&gt; pour afficher l'image.&lt;/</text:span><text:span text:style-name="T5">div</text:span><text:span text:style-name="T1">&gt;</text:span></text:p>
      <text:p text:style-name="P1">  <text:span text:style-name="T1">&lt;/</text:span><text:span text:style-name="T5">td</text:span><text:span text:style-name="T1">&gt;</text:span></text:p>
      <text:p text:style-name="P1">  <text:span text:style-name="T1">&lt;</text:span><text:span text:style-name="T5">td</text:span><text:span text:style-name="T1"> </text:span><text:span text:style-name="T8">width</text:span><text:span text:style-name="T1">=</text:span><text:span text:style-name="T12">"100"</text:span><text:span text:style-name="T1"> </text:span><text:span text:style-name="T8">style</text:span><text:span text:style-name="T1">=</text:span><text:span text:style-name="T12">"border:black solid 1px"</text:span><text:span text:style-name="T1">&gt;</text:span></text:p>
      <text:p text:style-name="P1">  <text:span text:style-name="T1">&lt;</text:span><text:span text:style-name="T5">img</text:span><text:span text:style-name="T1"> </text:span><text:span text:style-name="T8">src</text:span><text:span text:style-name="T1">=</text:span><text:span text:style-name="T12">"Miku_.png"</text:span><text:span text:style-name="T1"> </text:span><text:span text:style-name="T8">id</text:span><text:span text:style-name="T1">=</text:span><text:span text:style-name="T12">"image"</text:span><text:span text:style-name="T1">&gt;</text:span></text:p>
      <text:p text:style-name="P1">  <text:span text:style-name="T1">&lt;/</text:span><text:span text:style-name="T5">td</text:span><text:span text:style-name="T1">&gt;</text:span></text:p>
      <text:p text:style-name="P1">  <text:span text:style-name="T1">&lt;</text:span><text:span text:style-name="T5">td</text:span><text:span text:style-name="T1"> </text:span><text:span text:style-name="T8">width</text:span><text:span text:style-name="T1">=</text:span><text:span text:style-name="T12">"100"</text:span><text:span text:style-name="T1">&gt;</text:span></text:p>
      <text:p text:style-name="P1"><text:soft-page-break/>  <text:span text:style-name="T1">&lt;</text:span><text:span text:style-name="T5">div</text:span><text:span text:style-name="T1">&gt;Cliquer &lt;</text:span><text:span text:style-name="T5">a</text:span><text:span text:style-name="T1"> </text:span><text:span text:style-name="T8">href</text:span><text:span text:style-name="T1">=</text:span><text:span text:style-name="T12">"javascript:effacer()"</text:span><text:span text:style-name="T1">&gt;ICI&lt;/</text:span><text:span text:style-name="T5">a</text:span><text:span text:style-name="T1">&gt; pour effacer l'image.&lt;/</text:span><text:span text:style-name="T5">div</text:span><text:span text:style-name="T1">&gt;</text:span></text:p>
      <text:p text:style-name="P1">  <text:span text:style-name="T1">&lt;/</text:span><text:span text:style-name="T5">td</text:span><text:span text:style-name="T1">&gt;</text:span></text:p>
      <text:p text:style-name="P2"/>
      <text:p text:style-name="P11"/>
      <text:h text:style-name="P18" text:outline-level="3">3</text:h>
      <text:p text:style-name="P13">Javascript</text:p>
      <text:p text:style-name="P5"><text:span text:style-name="T17">function</text:span> <text:span text:style-name="T14">changeCouleur</text:span>(nouvelleCouleur) {</text:p>
      <text:p text:style-name="P1">            <text:span text:style-name="T1">document.</text:span><text:span text:style-name="T16">getElementById</text:span><text:span text:style-name="T1">(</text:span><text:span text:style-name="T12">"paragraphe"</text:span><text:span text:style-name="T1">).</text:span><text:span text:style-name="T5">style</text:span><text:span text:style-name="T1">.</text:span><text:span text:style-name="T5">color</text:span><text:span text:style-name="T1"> </text:span><text:span text:style-name="T20">=</text:span><text:span text:style-name="T1"> nouvelleCouleur;</text:span></text:p>
      <text:p text:style-name="P1">        <text:span text:style-name="T1">}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22:59:31.128000000</meta:creation-date>
    <meta:editing-duration>PT25S</meta:editing-duration>
    <meta:editing-cycles>2</meta:editing-cycles>
    <meta:generator>LibreOffice/7.0.4.2$Windows_X86_64 LibreOffice_project/dcf040e67528d9187c66b2379df5ea4407429775</meta:generator>
    <dc:date>2021-01-11T22:59:52.441000000</dc:date>
    <meta:document-statistic meta:table-count="0" meta:image-count="0" meta:object-count="0" meta:page-count="2" meta:paragraph-count="43" meta:word-count="104" meta:character-count="1175" meta:non-whitespace-character-count="1039"/>
  </office:meta>
</office:document-meta>
</file>